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yPostmaster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Postmaster.attach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tifyPostmaster.getT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tifyPostmaster.getAllowed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tifyPostmaster.getRecip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